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32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b511a" style:text-align-source="fix" style:repeat-content="false" fo:border="0.74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color="#0066b3"/>
    </style:style>
  </office:automatic-styles>
  <office:body>
    <office:spreadsheet>
      <table:calculation-settings table:automatic-find-labels="false" table:use-regular-expressions="false" table:use-wildcards="true">
        <table:null-date table:date-value="1904-01-01"/>
      </table:calculation-settings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101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Ranking Anti Ganda dengan Prioritas Kolom Nilai I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ama Pesert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eringkat</text:p>
          </table:table-cell>
          <table:table-cell table:style-name="ce6"/>
          <table:table-cell table:style-name="ce7" office:value-type="string" calcext:value-type="string">
            <text:p>RANK+COUNTIF</text:p>
          </table:table-cell>
          <table:table-cell table:style-name="ce7" office:value-type="string" calcext:value-type="string">
            <text:p>RANK + Prioritas I</text:p>
          </table:table-cell>
          <table:table-cell table:style-name="ce8" office:value-type="string" calcext:value-type="string">
            <text:p>Rumus</text:p>
          </table:table-cell>
          <table:table-cell table:style-name="ce6"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Nama 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SUM([.C4:.E4])" office:value-type="float" office:value="232" calcext:value-type="float">
            <text:p>232</text:p>
          </table:table-cell>
          <table:table-cell table:style-name="ce4" table:formula="of:=RANK([.F4];[.$F$4:.$F$15])" office:value-type="float" office:value="10" calcext:value-type="float">
            <text:p>10</text:p>
          </table:table-cell>
          <table:table-cell/>
          <table:table-cell table:style-name="ce4" table:formula="of:=RANK([.F4];[.$F$4:.$F$15])+COUNTIF([.$F$4:.$F4];[.F4])-1" office:value-type="float" office:value="10" calcext:value-type="float">
            <text:p>10</text:p>
          </table:table-cell>
          <table:table-cell table:style-name="ce4" table:number-matrix-columns-spanned="1" table:number-matrix-rows-spanned="12" table:formula="of:=RANK([.F4:.F15]*100+[.C4:.C15];[.F4:.F15]*100+[.C4:.C15])" office:value-type="float" office:value="10" calcext:value-type="float">
            <text:p>10</text:p>
          </table:table-cell>
          <table:table-cell table:style-name="ce9" table:formula="of:=FORMULA([.J4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Nama 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formula="of:=SUM([.C5:.E5])" office:value-type="float" office:value="271" calcext:value-type="float">
            <text:p>271</text:p>
          </table:table-cell>
          <table:table-cell table:style-name="ce4" table:formula="of:=RANK([.F5];[.$F$4:.$F$15])" office:value-type="float" office:value="1" calcext:value-type="float">
            <text:p>1</text:p>
          </table:table-cell>
          <table:table-cell/>
          <table:table-cell table:style-name="ce4" table:formula="of:=RANK([.F5];[.$F$4:.$F$15])+COUNTIF([.$F$4:.$F5];[.F5])-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FORMULA([.J5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Nama 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SUM([.C6:.E6])" office:value-type="float" office:value="232" calcext:value-type="float">
            <text:p>232</text:p>
          </table:table-cell>
          <table:table-cell table:style-name="ce4" table:formula="of:=RANK([.F6];[.$F$4:.$F$15])" office:value-type="float" office:value="10" calcext:value-type="float">
            <text:p>10</text:p>
          </table:table-cell>
          <table:table-cell/>
          <table:table-cell table:style-name="ce4" table:formula="of:=RANK([.F6];[.$F$4:.$F$15])+COUNTIF([.$F$4:.$F6];[.F6])-1" office:value-type="float" office:value="11" calcext:value-type="float">
            <text:p>11</text:p>
          </table:table-cell>
          <table:table-cell table:style-name="ce4" office:value-type="float" office:value="11" calcext:value-type="float">
            <text:p>11</text:p>
          </table:table-cell>
          <table:table-cell table:style-name="ce9" table:formula="of:=FORMULA([.J6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Nama 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formula="of:=SUM([.C7:.E7])" office:value-type="float" office:value="241" calcext:value-type="float">
            <text:p>241</text:p>
          </table:table-cell>
          <table:table-cell table:style-name="ce4" table:formula="of:=RANK([.F7];[.$F$4:.$F$15])" office:value-type="float" office:value="8" calcext:value-type="float">
            <text:p>8</text:p>
          </table:table-cell>
          <table:table-cell/>
          <table:table-cell table:style-name="ce4" table:formula="of:=RANK([.F7];[.$F$4:.$F$15])+COUNTIF([.$F$4:.$F7];[.F7])-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9" table:formula="of:=FORMULA([.J7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Nama 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SUM([.C8:.E8])" office:value-type="float" office:value="265" calcext:value-type="float">
            <text:p>265</text:p>
          </table:table-cell>
          <table:table-cell table:style-name="ce4" table:formula="of:=RANK([.F8];[.$F$4:.$F$15])" office:value-type="float" office:value="2" calcext:value-type="float">
            <text:p>2</text:p>
          </table:table-cell>
          <table:table-cell/>
          <table:table-cell table:style-name="ce4" table:formula="of:=RANK([.F8];[.$F$4:.$F$15])+COUNTIF([.$F$4:.$F8];[.F8])-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FORMULA([.J8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Nama 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SUM([.C9:.E9])" office:value-type="float" office:value="257" calcext:value-type="float">
            <text:p>257</text:p>
          </table:table-cell>
          <table:table-cell table:style-name="ce4" table:formula="of:=RANK([.F9];[.$F$4:.$F$15])" office:value-type="float" office:value="5" calcext:value-type="float">
            <text:p>5</text:p>
          </table:table-cell>
          <table:table-cell/>
          <table:table-cell table:style-name="ce4" table:formula="of:=RANK([.F9];[.$F$4:.$F$15])+COUNTIF([.$F$4:.$F9];[.F9])-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9" table:formula="of:=FORMULA([.J9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Nama 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formula="of:=SUM([.C10:.E10])" office:value-type="float" office:value="202" calcext:value-type="float">
            <text:p>202</text:p>
          </table:table-cell>
          <table:table-cell table:style-name="ce4" table:formula="of:=RANK([.F10];[.$F$4:.$F$15])" office:value-type="float" office:value="12" calcext:value-type="float">
            <text:p>12</text:p>
          </table:table-cell>
          <table:table-cell/>
          <table:table-cell table:style-name="ce4" table:formula="of:=RANK([.F10];[.$F$4:.$F$15])+COUNTIF([.$F$4:.$F10];[.F10])-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FORMULA([.J10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Nama 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SUM([.C11:.E11])" office:value-type="float" office:value="244" calcext:value-type="float">
            <text:p>244</text:p>
          </table:table-cell>
          <table:table-cell table:style-name="ce4" table:formula="of:=RANK([.F11];[.$F$4:.$F$15])" office:value-type="float" office:value="7" calcext:value-type="float">
            <text:p>7</text:p>
          </table:table-cell>
          <table:table-cell/>
          <table:table-cell table:style-name="ce4" table:formula="of:=RANK([.F11];[.$F$4:.$F$15])+COUNTIF([.$F$4:.$F11];[.F11])-1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FORMULA([.J11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Nama 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formula="of:=SUM([.C12:.E12])" office:value-type="float" office:value="240" calcext:value-type="float">
            <text:p>240</text:p>
          </table:table-cell>
          <table:table-cell table:style-name="ce4" table:formula="of:=RANK([.F12];[.$F$4:.$F$15])" office:value-type="float" office:value="9" calcext:value-type="float">
            <text:p>9</text:p>
          </table:table-cell>
          <table:table-cell/>
          <table:table-cell table:style-name="ce4" table:formula="of:=RANK([.F12];[.$F$4:.$F$15])+COUNTIF([.$F$4:.$F12];[.F12])-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9" table:formula="of:=FORMULA([.J12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Nama 1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formula="of:=SUM([.C13:.E13])" office:value-type="float" office:value="259" calcext:value-type="float">
            <text:p>259</text:p>
          </table:table-cell>
          <table:table-cell table:style-name="ce4" table:formula="of:=RANK([.F13];[.$F$4:.$F$15])" office:value-type="float" office:value="3" calcext:value-type="float">
            <text:p>3</text:p>
          </table:table-cell>
          <table:table-cell/>
          <table:table-cell table:style-name="ce4" table:formula="of:=RANK([.F13];[.$F$4:.$F$15])+COUNTIF([.$F$4:.$F13];[.F13])-1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FORMULA([.J13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Nama 1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formula="of:=SUM([.C14:.E14])" office:value-type="float" office:value="254" calcext:value-type="float">
            <text:p>254</text:p>
          </table:table-cell>
          <table:table-cell table:style-name="ce4" table:formula="of:=RANK([.F14];[.$F$4:.$F$15])" office:value-type="float" office:value="6" calcext:value-type="float">
            <text:p>6</text:p>
          </table:table-cell>
          <table:table-cell/>
          <table:table-cell table:style-name="ce4" table:formula="of:=RANK([.F14];[.$F$4:.$F$15])+COUNTIF([.$F$4:.$F14];[.F14])-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9" table:formula="of:=FORMULA([.J14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Nama 1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SUM([.C15:.E15])" office:value-type="float" office:value="259" calcext:value-type="float">
            <text:p>259</text:p>
          </table:table-cell>
          <table:table-cell table:style-name="ce4" table:formula="of:=RANK([.F15];[.$F$4:.$F$15])" office:value-type="float" office:value="3" calcext:value-type="float">
            <text:p>3</text:p>
          </table:table-cell>
          <table:table-cell/>
          <table:table-cell table:style-name="ce4" table:formula="of:=RANK([.F15];[.$F$4:.$F$15])+COUNTIF([.$F$4:.$F15];[.F15])-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formula="of:=FORMULA([.J15])" office:value-type="string" office:string-value="{=RANK(F4:F15*100+C4:C15;F4:F15*100+C4:C15)}" calcext:value-type="string">
            <text:p>{=RANK(F4:F15*100+C4:C15;F4:F15*100+C4:C15)}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 style:data-style-name="N2" text:time-value="17:15:36.74026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14:12.392343322</meta:creation-date>
    <dc:date>2018-04-22T17:17:09.444641252</dc:date>
    <meta:editing-duration>PT7M42S</meta:editing-duration>
    <meta:editing-cycles>3</meta:editing-cycles>
    <meta:generator>LibreOffice/6.0.3.2$Linux_X86_64 LibreOffice_project/00m0$Build-2</meta:generator>
    <meta:document-statistic meta:table-count="1" meta:cell-count="131" meta:object-count="0"/>
  </office:meta>
</office:document-meta>
</file>